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507in" fo:margin-left="-0.075in" style:page-number="auto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name-complex="Arial2"/>
    </style:style>
    <style:style style:name="P4" style:family="paragraph" style:parent-style-name="Standard">
      <style:paragraph-properties fo:break-before="page"/>
      <style:text-properties style:font-name="Arial1" fo:font-weight="bold" style:font-weight-asian="bold" style:font-name-complex="Arial2"/>
    </style:style>
    <style:style style:name="P5" style:family="paragraph" style:parent-style-name="Standard">
      <style:text-properties style:font-name="Arial1" style:font-name-complex="Arial2"/>
    </style:style>
    <style:style style:name="P6" style:family="paragraph" style:parent-style-name="Standard">
      <style:text-properties style:font-name="Arial1" fo:font-weight="bold" style:font-weight-asian="bold" style:font-name-complex="Arial2"/>
    </style:style>
    <style:style style:name="P7" style:family="paragraph" style:parent-style-name="Standard">
      <style:paragraph-properties fo:break-before="page"/>
      <style:text-properties style:font-name="Arial1" fo:font-weight="bold" style:font-weight-asian="bold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weight="bold" style:font-weight-asian="bold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ICHAEL RAGSDALE</text:p>
            <text:p text:style-name="P2">Email: michael_ragsdale@hotmail.com</text:p>
            <text:p text:style-name="P2">Cell: (757) 289-1609</text:p>
          </table:table-cell>
          <table:table-cell table:style-name="Table1.A1" office:value-type="string">
            <text:p text:style-name="P3">3568 Criollo Drive</text:p>
            <text:p text:style-name="P3">Virginia Beach, VA 23453</text:p>
            <text:p text:style-name="P3">Home: (757) 689-0944</text:p>
          </table:table-cell>
        </table:table-row>
      </table:table>
      <text:p text:style-name="Standard"><text:span text:style-name="T2">CAREER OBJECTIVE:</text:span><text:span text:style-name="T1"> Web Applications Developer and Designer </text:span></text:p>
      <text:p text:style-name="P1"/>
      <text:p text:style-name="P2">QUALIFICATIONS</text:p>
      <text:p text:style-name="P2"/>
      <text:p text:style-name="P2">Certifications:</text:p>
      <text:p text:style-name="P1">MOS Certifications: Excel 2007</text:p>
      <text:p text:style-name="P1">Career Readiness Certificate, Silver Level, Commonwealth of Virginia</text:p>
      <text:p text:style-name="P1">Customer Service Certification by International Customer Service Association, certified through National Seminars, Inc.</text:p>
      <text:p text:style-name="P1"/>
      <text:p text:style-name="P2">Computer Skills:</text:p>
      <text:p text:style-name="P1">Operating Systems: MS DOS 6, Windows 3.1, Windows 95/98, Windows 2000, Windows XP, Vista, Windows 7, Windows 8<text:bookmark text:name="_GoBack"/></text:p>
      <text:p text:style-name="P1">Applications: Word 97 – 2010, Access 2007, Excel 2007, Outlook 2007 -10, </text:p>
      <text:p text:style-name="P1">Adobe Dreamweaver CS4 and CS5/5.5, Visual Studio 2010, Adobe Flash CS5/5.5</text:p>
      <text:p text:style-name="P1">Basic theory: Photoshop, Illustrator, Website Design Principles – Basic through Advanced</text:p>
      <text:p text:style-name="P1">Internet Use: Skill Soft study program, research, email, designed web pages for IPC’s and mobile devices, develop web applications for iOS </text:p>
      <text:p text:style-name="P1">Programming languages: Java, JavaScript, MySQL, Visual Basic, HTML, CSS3, PHP</text:p>
      <text:p text:style-name="P1">Content Management Systems: WordPress 3 </text:p>
      <text:p text:style-name="P1"/>
      <text:p text:style-name="P2">Office Skills:</text:p>
      <text:p text:style-name="P1">Record Keeping: manual and digital database management </text:p>
      <text:p text:style-name="P1">Office machines: Printers, copiers, faxes, scanners, shredders, calculators</text:p>
      <text:p text:style-name="P1"/>
      <text:p text:style-name="P2">Interpersonal:</text:p>
      <text:p text:style-name="P1">Assisted others with Visual Basic as requested</text:p>
      <text:p text:style-name="P1">Teamed with classmates to develop programs</text:p>
      <text:p text:style-name="P1"/>
      <text:p text:style-name="P2">EDUCATION</text:p>
      <text:p text:style-name="P1">05/12 – 07/12<text:tab/>Course, Advanced Java Programming</text:p>
      <text:p text:style-name="P1">Tidewater Community College, Chesapeake, VA</text:p>
      <text:p text:style-name="P1"/>
      <text:p text:style-name="P1">01/12 – 05/12<text:tab/>Course, Java Programming</text:p>
      <text:p text:style-name="P1">Tidewater Community College, Suffolk, VA</text:p>
      <text:p text:style-name="P1"/>
      <text:p text:style-name="P1">12/09 – 01/10</text:p>
      <text:p text:style-name="P1">05/10 – 03/11<text:tab/>Certificate, Web Development and Design</text:p>
      <text:p text:style-name="P1">Business Information Technology</text:p>
      <text:p text:style-name="P1">Woodrow Wilson Center for Employment, Fishersville, VA</text:p>
      <text:p text:style-name="P4">Ragsdale résumé<text:tab/><text:tab/><text:tab/><text:tab/><text:tab/><text:tab/><text:tab/><text:tab/><text:tab/>Page 2</text:p>
      <text:p text:style-name="P2"/>
      <text:p text:style-name="P2"/>
      <text:p text:style-name="P2"/>
      <text:p text:style-name="P2">RELATED WORK EXPERIENCE</text:p>
      <text:p text:style-name="P1">05/12 – 07/12<text:tab/>Student Project</text:p>
      <text:p text:style-name="P1">Enhanced “Guess The Phrase” Java final exam using techniques learned in Advanced Java Programming course. <text:s/>Available at www.raggiesoft.com/gtp</text:p>
      <text:p text:style-name="P1"/>
      <text:p text:style-name="P1">04/12 – Present<text:tab/>Portfolio Project</text:p>
      <text:p text:style-name="P1">Website Portfolio</text:p>
      <text:p text:style-name="P1">Created a website which centrally houses the major projects I completed, both for class, as well as self-taught. <text:s/>This portfolio can be viewed at http://portfolio.raggiesoft.com/</text:p>
      <text:p text:style-name="P1"/>
      <text:p text:style-name="P1">01/11 – 03/11<text:tab/><text:tab/>Student Project</text:p>
      <text:p text:style-name="P1">Cordova County Department of Transportation</text:p>
      <text:p text:style-name="P1">Website for fictional agency to demonstrate website knowledge. <text:s/>Site uses PHP, CSS3, and JavaScript and adapts to desktop, mobile device, and printer automatically. <text:s/>http://cordova.raggiesoft.com/</text:p>
      <text:p text:style-name="P1"/>
      <text:p text:style-name="P1">10/10 – 12/10<text:tab/><text:tab/>Student Project</text:p>
      <text:p text:style-name="P1">Talking Books Center, Staunton, VA</text:p>
      <text:p text:style-name="P1">Worked on web site upgrade. <text:s/>Site available at www.talkingbookcenter.org</text:p>
      <text:p text:style-name="P1"/>
      <text:p text:style-name="P1">09/10 – 10/10<text:tab/><text:tab/><text:tab/>Student Project</text:p>
      <text:p text:style-name="P1">Shenandoah Valley Disability Employment Awareness Committee</text:p>
      <text:p text:style-name="P1">Updated website, developed more user friendly mode</text:p>
      <text:p text:style-name="P1">Committee has disbanded, but website can be viewed at http://portfolio.raggiesoft.com/index.php?page=svdeac</text:p>
      <text:p text:style-name="P2"/>
      <text:p text:style-name="P2"/>
      <text:p text:style-name="P4">Ragsdale résumé<text:tab/><text:tab/><text:tab/><text:tab/><text:tab/><text:tab/><text:tab/><text:tab/><text:tab/>Page 3</text:p>
      <text:p text:style-name="P2"/>
      <text:p text:style-name="P2"/>
      <text:p text:style-name="P2"/>
      <text:p text:style-name="P2">WORK EXPERIENCE</text:p>
      <text:p text:style-name="P1">Summer 2008<text:tab/><text:tab/>Customer Assistance / Backup cashier</text:p>
      <text:p text:style-name="P1">Target, Virginia Beach, VA</text:p>
      <text:p text:style-name="P1">Walked through store offering assistance to customers, restocked return items, straightened shelves. Served as cashier during busy times, especially electronics section.</text:p>
      <text:p text:style-name="P1"/>
      <text:p text:style-name="P1">Summer 2007<text:tab/><text:tab/>Night Dishwasher</text:p>
      <text:p text:style-name="P1">Wendy’s, Virginia Beach, VA</text:p>
      <text:p text:style-name="P1">Washed dishes and prepared trays for customer use.</text:p>
      <text:p text:style-name="P1"/>
      <text:p text:style-name="P1">Spring season 2006<text:tab/><text:tab/>Games Area </text:p>
      <text:p text:style-name="P1">Merchandise Department, Busch Gardens, Williamsburg, VA</text:p>
      <text:p text:style-name="P1">Made change, operated games</text:p>
      <text:p text:style-name="P1"/>
      <text:p text:style-name="P1">Fall season 2004- 2005<text:tab/>Howl-O-Scream Entertainer </text:p>
      <text:p text:style-name="P1">Entertainment Department, Busch Gardens, Williamsburg, VA</text:p>
      <text:p text:style-name="P1">Performed in various shows to entertain gu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th</meta:initial-creator>
    <meta:editing-cycles>13</meta:editing-cycles>
    <meta:creation-date>2012-04-10T17:52:00</meta:creation-date>
    <dc:date>2012-07-24T15:56:20.89</dc:date>
    <meta:editing-duration>PT1H19M17S</meta:editing-duration>
    <meta:generator>LibreOffice/3.5$Windows_x86 LibreOffice_project/7122e39-92ed229-498d286-15e43b4-d70da21</meta:generator>
    <meta:document-statistic meta:table-count="1" meta:image-count="0" meta:object-count="0" meta:page-count="3" meta:paragraph-count="66" meta:word-count="448" meta:character-count="3392" meta:non-whitespace-character-count="2975"/>
    <meta:user-defined meta:name="AppVersion">14.0000</meta:user-defined>
    <meta:user-defined meta:name="Company">Woodrow Wilson Rehabilitation Center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